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11"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2"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1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7"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8"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9"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rsid="001408aa" officeooo:paragraph-rsid="001408aa" style:font-size-asian="14pt" style:font-weight-asian="bold" style:font-size-complex="16pt" style:font-weight-complex="bold"/>
    </style:style>
    <style:style style:name="P20"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3"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24"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25"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26"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7"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8"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29" style:family="paragraph" style:parent-style-name="Standard">
      <style:paragraph-properties fo:margin-top="0cm" fo:margin-bottom="0cm" style:contextual-spacing="false"/>
      <style:text-properties officeooo:paragraph-rsid="001408aa"/>
    </style:style>
    <style:style style:name="P30"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31" style:family="paragraph" style:parent-style-name="Standard">
      <style:paragraph-properties fo:margin-left="0cm" fo:margin-right="0cm" fo:margin-top="0cm" fo:margin-bottom="0cm" style:contextual-spacing="false" fo:line-height="200%" fo:text-indent="0cm" style:auto-text-indent="false" fo:break-before="page"/>
      <style:text-properties style:font-name="Times New Roman" fo:font-size="13pt" fo:font-weight="bold" officeooo:rsid="001648ac" officeooo:paragraph-rsid="001648ac" style:font-size-asian="13pt" style:font-weight-asian="bold" style:font-name-complex="Arial1" style:font-size-complex="13pt" style:font-weight-complex="bold"/>
    </style:style>
    <style:style style:name="P32"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33" style:family="paragraph" style:parent-style-name="Standard">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34" style:family="paragraph" style:parent-style-name="Standard">
      <style:paragraph-properties fo:line-height="200%" fo:text-align="justify" style:justify-single-word="false"/>
      <style:text-properties fo:font-size="13pt" officeooo:paragraph-rsid="0017a3ed" style:font-size-asian="13pt" style:font-size-complex="13pt"/>
    </style:style>
    <style:style style:name="P3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P3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fo:font-weight="bold" style:font-weight-asian="bold" style:font-name-complex="Times New Roman1"/>
    </style:style>
    <style:style style:name="T7" style:family="text">
      <style:text-properties officeooo:rsid="000aa28a" style:font-name-complex="Arial1"/>
    </style:style>
    <style:style style:name="T8" style:family="text">
      <style:text-properties officeooo:rsid="0011af33" style:font-name-complex="Arial1"/>
    </style:style>
    <style:style style:name="T9" style:family="text">
      <style:text-properties officeooo:rsid="0012b5ea" style:font-name-complex="Arial1"/>
    </style:style>
    <style:style style:name="T10" style:family="text">
      <style:text-properties officeooo:rsid="0014069d" style:font-name-complex="Arial1"/>
    </style:style>
    <style:style style:name="T11" style:family="text">
      <style:text-properties officeooo:rsid="000aa28a"/>
    </style:style>
    <style:style style:name="T12" style:family="text">
      <style:text-properties officeooo:rsid="000b6b4f"/>
    </style:style>
    <style:style style:name="T13" style:family="text">
      <style:text-properties officeooo:rsid="000c77ed"/>
    </style:style>
    <style:style style:name="T14" style:family="text">
      <style:text-properties officeooo:rsid="000db9d2"/>
    </style:style>
    <style:style style:name="T15" style:family="text">
      <style:text-properties fo:font-weight="normal" style:font-weight-asian="normal" style:font-weight-complex="normal"/>
    </style:style>
    <style:style style:name="T16" style:family="text">
      <style:text-properties fo:font-weight="normal" officeooo:rsid="000db9d2" style:font-weight-asian="normal" style:font-weight-complex="normal"/>
    </style:style>
    <style:style style:name="T17" style:family="text">
      <style:text-properties fo:font-weight="normal" officeooo:rsid="00120fec" style:font-weight-asian="normal" style:font-weight-complex="normal"/>
    </style:style>
    <style:style style:name="T18" style:family="text">
      <style:text-properties fo:font-weight="normal" officeooo:rsid="0011313f" style:font-weight-asian="normal" style:font-weight-complex="normal"/>
    </style:style>
    <style:style style:name="T19" style:family="text">
      <style:text-properties officeooo:rsid="000e2899"/>
    </style:style>
    <style:style style:name="T20" style:family="text">
      <style:text-properties officeooo:rsid="000f0080"/>
    </style:style>
    <style:style style:name="T21" style:family="text">
      <style:text-properties officeooo:rsid="00100529"/>
    </style:style>
    <style:style style:name="T22" style:family="text">
      <style:text-properties officeooo:rsid="00120fec"/>
    </style:style>
    <style:style style:name="T23"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4" style:family="text">
      <style:text-properties style:text-underline-style="solid" style:text-underline-width="auto" style:text-underline-color="font-color" fo:font-weight="normal" officeooo:rsid="0004c142" style:font-weight-asian="normal" style:font-weight-complex="normal"/>
    </style:style>
    <style:style style:name="T25" style:family="text">
      <style:text-properties style:text-underline-style="solid" style:text-underline-width="auto" style:text-underline-color="font-color" fo:font-weight="normal" officeooo:rsid="00055394" style:font-weight-asian="normal" style:font-weight-complex="normal"/>
    </style:style>
    <style:style style:name="T26" style:family="text">
      <style:text-properties officeooo:rsid="0011313f"/>
    </style:style>
    <style:style style:name="T27" style:family="text">
      <style:text-properties officeooo:rsid="0011832d"/>
    </style:style>
    <style:style style:name="T28" style:family="text">
      <style:text-properties officeooo:rsid="001579fa"/>
    </style:style>
    <style:style style:name="T29" style:family="text">
      <style:text-properties officeooo:rsid="0016c640"/>
    </style:style>
    <style:style style:name="T30" style:family="text">
      <style:text-properties officeooo:rsid="0018e66b"/>
    </style:style>
    <style:style style:name="T31" style:family="text">
      <style:text-properties officeooo:rsid="0019fb3b"/>
    </style:style>
    <style:style style:name="T32" style:family="text">
      <style:text-properties officeooo:rsid="001648ac"/>
    </style:style>
    <style:style style:name="T33" style:family="text">
      <style:text-properties style:font-name="Times New Roman" fo:font-size="12pt" fo:font-weight="bold" style:font-size-asian="12pt" style:font-weight-asian="bold" style:font-name-complex="Times New Roman1" style:font-size-complex="12pt"/>
    </style:style>
    <style:style style:name="T34" style:family="text">
      <style:text-properties style:font-name="Times New Roman" fo:font-weight="bold" style:font-weight-asian="bold" style:font-name-complex="Times New Roman1"/>
    </style:style>
    <style:style style:name="T35" style:family="text">
      <style:text-properties fo:font-size="12pt" fo:font-weight="bold" style:font-size-asian="12pt" style:font-weight-asian="bold" style:font-name-complex="Times New Roman1" style:font-size-complex="12pt"/>
    </style:style>
    <style:style style:name="T36" style:family="text">
      <style:text-properties fo:font-size="12pt" style:font-size-asian="12pt" style:font-name-complex="Times New Roman1" style:font-size-complex="12pt"/>
    </style:style>
    <style:style style:name="T37" style:family="text">
      <style:text-properties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ocumentation et gestion de document informatiques</text:p>
      <text:p text:style-name="P12">420—DM</text:p>
      <text:p text:style-name="P12"/>
      <text:p text:style-name="P12"/>
      <text:p text:style-name="P12"/>
      <text:p text:style-name="P17">L'évolution des périphériques et des support d'informations</text:p>
      <text:p text:style-name="P12"/>
      <text:p text:style-name="P12"/>
      <text:p text:style-name="P12">Travail présenté à </text:p>
      <text:p text:style-name="P12">Louis Marchand et Jonathan Gareau</text:p>
      <text:p text:style-name="P12"/>
      <text:p text:style-name="P12"/>
      <text:p text:style-name="P12">Fait par :</text:p>
      <text:p text:style-name="P12">David Brousseau,</text:p>
      <text:p text:style-name="P12">Karyne</text:p>
      <text:p text:style-name="P12">Marc-André</text:p>
      <text:p text:style-name="P12"/>
      <text:p text:style-name="P12"/>
      <text:p text:style-name="P12"/>
      <text:p text:style-name="P12">Cégep de Drummondville</text:p>
      <text:p text:style-name="P12">Le?? mai 2013</text:p>
      <text:p text:style-name="P31">Introduction</text:p>
      <text:p text:style-name="P4"><text:span text:style-name="T7">Que l'on parle de votre iPod, votre lecteur MP3, votre téléphone mobile, votre ordinateur de bureau, votre </text:span><text:span text:style-name="T8">voiture</text:span><text:span text:style-name="T7">,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9">et où on veut </text:span><text:span text:style-name="T7">.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9">inatteignable.</text:span><text:span text:style-name="T7">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9">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ext:span><text:soft-page-break/><text:span text:style-name="T9">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text:span><text:span text:style-name="T10">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3"/>
      <text:p text:style-name="P32">La carte perforé</text:p>
      <text:p text:style-name="P3">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text:soft-page-break/>colone et <text:s/>sur 12 ligne parallèle a la longueur. Stocker dans dans un boitier pouvant contenir 2000 carte. La lecture se faisait à l'aide d'une aiguille qui passait en revue les ligne et les colonnes.</text:p>
      <text:p text:style-name="P10"/>
      <text:p text:style-name="P32">Le ruban perforé</text:p>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32">La bande magnétique</text:p>
      <text:p text:style-name="P3"><text:span text:style-name="T11">La b</text:span>ande magnétique <text:span text:style-name="T11">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3"/>
      <text:p text:style-name="P3"><text:tab/></text:p>
      <text:p text:style-name="P3"><text:soft-page-break/><text:s/><text:span text:style-name="T11">les d</text:span>onné<text:span text:style-name="T11">es étaient entassées</text:span> dans des bloc, séparé par des interval, qui permet de s'arreter avant de prendre une lecture. <text:span text:style-name="T11">C'était possible</text:span> de lire <text:span text:style-name="T11">la bande</text:span> dans les deux sens. Des collant sont collé sur la bande <text:span text:style-name="T11">pour nous indiquier</text:span> le début et la fin de la zonne de donné. C'est le raport prix/densité qui en fait un support de choix pour la sauvegarde informatique au XXe siecle. <text:span text:style-name="T11">Cette dernière a une </text:span>duré de vie entre 10 et 20 pouvant atteindre le 40 si bien entreposer. <text:span text:style-name="T11">La c</text:span>ouche magnétique sur la bande <text:span text:style-name="T11">aide à l'écriture</text:span>.</text:p>
      <text:p text:style-name="P3"/>
      <text:p text:style-name="P13"><text:span text:style-name="T11">Le d</text:span>isque dure</text:p>
      <text:p text:style-name="P3"><text:span text:style-name="T11">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2">Le disque dure comporte 3 defaut à ne pas négliger. Soit le mécanique et la fragilité d'une part, les nuisances sonore du à lecture des donnés et bien evidement le temps de réponse. Le disque </text:span><text:soft-page-break/><text:span text:style-name="T22">tournant à l'intérieur du disque dure doit faire un demi tours pour lire les données.</text:span></text:p>
      <text:p text:style-name="P3"/>
      <text:p text:style-name="P13"><text:span text:style-name="T11">La d</text:span>isquette</text:p>
      <text:p text:style-name="P3"><text:tab/><text:span text:style-name="T12">En </text:span>1967, <text:span text:style-name="T12">l'</text:span>apparition de la disquette dans sa version 8pouce <text:span text:style-name="T12">devient très populaire. En 1981, la deuxième génération au 5¼ et en 1987, la troisième génération possédait une enveloppe qui n'était plus de carton souple, mais de matière rigide. Son fonctionnement est </text:span><text:span text:style-name="T12">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3"><text:span text:style-name="T12">La d</text:span>isquette Zip</text:p>
      <text:p text:style-name="P3"><text:tab/><text:span text:style-name="T12">En </text:span>1994, <text:span text:style-name="T12">on vit</text:span> appar<text:span text:style-name="T12">aitre</text:span> la disquette zip. <text:span text:style-name="T12">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12">présent sur la disquette. Il y avait aussi un outil d'archivage et de backup.</text:span></text:p>
      <text:p text:style-name="P3"/>
      <text:p text:style-name="P13">L<text:span text:style-name="T12">e d</text:span>isque Jazz</text:p>
      <text:p text:style-name="P3"><text:tab/><text:span text:style-name="T12">Ce dernier est apparut en </text:span>1995 – apparition du disque <text:span text:style-name="T12">et cesser d'être commercialiser en 2002. C'était le succésseur direct de la disquette zip. Les lecteurs et les </text:span><text:soft-page-break/><text:span text:style-name="T12">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text:span><text:span text:style-name="T12">contamination du support ou les champs magnétique peuvent causer l'illisibilité des disques Jazz ou la perte des fichiers, si vous n'êtes pas protégé contre ces menaces.</text:span></text:p>
      <text:p text:style-name="P3"/>
      <text:p text:style-name="P13"><text:span text:style-name="T12">Le d</text:span>isque magnéto-optique</text:p>
      <text:p text:style-name="P3"><text:tab/><text:span text:style-name="T12">Créer vers la fin des années 80, son fonctionnement est purement optique. L'écriture se fait à l'aide d'un lazer qui chauffe le point concerné pour y incrire les données.</text:span></text:p>
      <text:p text:style-name="P3"/>
      <text:p text:style-name="P13"><text:span text:style-name="T12">Le d</text:span>isque optique</text:p>
      <text:p text:style-name="P3"><text:tab/><text:span text:style-name="T12">En </text:span>1978, <text:span text:style-name="T12">l'</text:span>invention du disque par <text:span text:style-name="T12">S</text:span>onny <text:span text:style-name="T12">C</text:span>orporation, <text:span text:style-name="T12">P</text:span>hilips et <text:span text:style-name="T12">H</text:span>itachie <text:span text:style-name="T12">voit le jours. En 1995, le DVD un disque avec une plus grande capacité est créer. Toujours dans l'optique d'accroite la qualité et les capacité du disque on note les premieres apparition du </text:span><text:span text:style-name="T12">blu-ray en 2000. Ce dernier est un disque haute définition. </text:span><text:span text:style-name="T13">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3"><text:soft-page-break/><text:span text:style-name="T13">La m</text:span>émoire flash (carte mémoire <text:span text:style-name="T13">et clés USB</text:span>)</text:p>
      <text:p text:style-name="P3"><text:tab/><text:span text:style-name="T13">En </text:span>1988, le flash NOR <text:span text:style-name="T13">est </text:span>inventé par Fujio Masuoka. <text:span text:style-name="T13">Poursuivi </text:span>1<text:span text:style-name="T13">du</text:span> flash NAND <text:span text:style-name="T13">en 1989. Ce n'est qu'en 2008 qu'on voit l'apparition de la clée USB et en 2010 les Sdcard qui font office de standard de stockage. <text:s/>Il existe une panoplie de carte mémoire, la plus </text:span><text:span text:style-name="T13">répandu est la « Sd » » qui offre une possibilité de gérer les droit d'auteur et de chiffré les donnés.</text:span></text:p>
      <text:p text:style-name="P3"/>
      <text:p text:style-name="P13"><text:span text:style-name="T13">Le d</text:span>isque SSD</text:p>
      <text:p text:style-name="P3"><text:tab/><text:span text:style-name="T13">Sa premiere apparution fu en 1970. Il fut popularisé plus tard. Les données sont stocké sur de la mémoire flash de la même manière qu'une clé usb. </text:span><text:span text:style-name="T22">C'est l'équivalent d'une énorme clée USB qui est dans l'ordinateur et qui est utilisé comme un disque dure normal hdd. À l'apparition du SSD les disques hdd tounre en moyenne 7200 tr/min soit 4,2 ms de latence. Alors que le ssd fait plus de 500 Mo/s.</text:span></text:p>
      <text:p text:style-name="P3"><text:tab/></text:p>
      <text:p text:style-name="P13"><text:span text:style-name="T13">Le s</text:span>erveur distant</text:p>
      <text:p text:style-name="P3"><text:tab/><text:span text:style-name="T13">En </text:span>1970, les premier serveur font leur apparition. <text:span text:style-name="T13">En 1975, poste canada met en place un serveur en vu d'utiliser des moyen électronique pour envoyé du courrier. Entre 1980 et </text:span><text:span text:style-name="T13">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10"><text:span text:style-name="T13">Les réseaux distant transmet l'information via l'internet ou un cable réseau. Elle peu </text:span><text:soft-page-break/><text:span text:style-name="T13">emménager </text:span><text:s/>l<text:span text:style-name="T13">'</text:span>informationsur un méga disque qui sert de serveur. <text:span text:style-name="T13">Comparativement au cloud qui lui tout se fait sur internet. Ce qui nous amène à parler plus en profondeur du cloud computing.</text:span></text:p>
      <text:p text:style-name="P3"/>
      <text:p text:style-name="P20"><text:span text:style-name="T13">Le c</text:span>loud computing</text:p>
      <text:p text:style-name="P5"><text:span text:style-name="T13">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5"/>
      <text:p text:style-name="P5">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text:soft-page-break/>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34"><text:span text:style-name="T34">La sécurité du cloud</text:span></text:p>
      <text:p text:style-name="P33"><text:span text:style-name="T6"><text:s/><text:tab/></text:span><text:span text:style-name="T37">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text:span><text:soft-page-break/><text:span text:style-name="T37">fraudeurs ou simplement perdues quelques parts dans la multitude de serveur, etc.).</text:span></text:p>
      <text:p text:style-name="P5"/>
      <text:p text:style-name="P21">Le post-cloud computing</text:p>
      <text:p text:style-name="P7">Et maintenant? <text:span text:style-name="T19">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9">urant cette recherche, j'ai appris que la plus part des bugs ne sont pas causé par des virus, mais plutot par des gens ordinaire </text:span><text:span text:style-name="T19">comme nous qui ne savent tout simplement pas se servir correctement de l'ordinateur. Les </text:span><text:span text:style-name="T19">grandes compagnie songe déjà à implémenter une technologies sous forme d'un boitier munis d'une puce uniquement qui se connecterais à un serveur similaire au Cloud ce assurait un </text:span><text:span text:style-name="T19">meilleur contrôle des mise-jours, de l'entretient physique du serveur ou de la machine. </text:span><text:span text:style-name="T20">Certaine compagnie parle même d'implanter cette puce à même les écrans d'ordinateur, de sorte que les usager n'est plus a se soucier de l'état de leur ordinateurs. Mais encore là la question se pose, les </text:span><text:span text:style-name="T20">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1">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7"><text:soft-page-break/></text:p>
      <text:p text:style-name="P22">Prise de positio<text:span text:style-name="T32">n</text:span></text:p>
      <text:p text:style-name="P36"><text:span text:style-name="T15">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span></text:p>
      <text:p text:style-name="P9"><text:span text:style-name="T15"/></text:p>
      <text:p text:style-name="P9"><text:span text:style-name="T15">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text:span><text:span text:style-name="T15">quelques années avant </text:span><text:span text:style-name="T18">que</text:span><text:span text:style-name="T15"> nos nouveaux appareils </text:span><text:span text:style-name="T18">en arrivent à leur limite</text:span><text:span text:style-name="T15">. Donc, la constante évolution est un facteur très important pour ne pas se retrouver à être limité par les capacités que nous offre la technologie la plus récente.</text:span></text:p>
      <text:p text:style-name="P6"/>
      <text:p text:style-name="P6">Malgré <text:span text:style-name="T26">le fait </text:span>que la plupart des découvertes technologiques sont très <text:soft-page-break/>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text:soft-page-break/>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 text:style-name="T26">connexion</text:spa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 text:style-name="T27">événement</text:span> dont personne ne veut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text:span text:style-name="T27">obligent</text:span> donc à devoir renoncer à votre hébergeur et devoir en chercher <text:soft-page-break/>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 text:style-name="T27">e</text:span>s à utiliser par un quelconque utilisateur ne connaissant pas les mise en gardes auxquelles il devrait porter attention pour ne pas bêtement gaspiller ses économies ou voir du contenu privé se retrouver chez des entreprises adverses. <text:span text:style-name="T27">I</text:span>l faut <text:span text:style-name="T27">donc </text:span>être, <text:span text:style-name="T27">dans certains cas,</text:span> <text:span text:style-name="T27">extrêmement</text:span> vigilant avec les avancées technologiques. <text:span text:style-name="T27">Il n'en reste pas moins, qu'à mon avis, les innovations dans le domaine des périphériques de stockage devient de plus en plus importante, et que, malgré quelques petits désavantages, au</text:span><text:span text:style-name="T28">x</text:span><text:span text:style-name="T27">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28">ême si</text:span><text:span text:style-name="T27">, justement, la nécessité d'avoir un matériel plus performant que l'ancien dont nous étions alors équipé est aussi un autre désavantage, </text:span><text:span text:style-name="T28">mais, l'augmentation des performance</text:span><text:span text:style-name="T29">s</text:span><text:span text:style-name="T28"> nous donne tout de même </text:span><text:span text:style-name="T29">la possibilité </text:span><text:span text:style-name="T28">d'exécuter des tâches qui </text:span><text:span text:style-name="T29">demandent plus </text:span><text:span text:style-name="T29">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text:span><text:soft-page-break/><text:span text:style-name="T29">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30">moins de</text:span><text:span text:style-name="T29"> 0,10$/Go, </text:span><text:span text:style-name="T31">soit une réduction du rapport capacité/prix de 100 000 000 de fois moins cher qu'au tout début</text:span><text:span text:style-name="T29">! </text:span><text:span text:style-name="T31">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text:span><text:span text:style-name="T29"> <text:s/></text:span></text:p>
      <text:p text:style-name="P5"/>
      <text:p text:style-name="P22">Conclusion</text:p>
      <text:p text:style-name="P8">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8"><text:span text:style-name="T14">Glossaire</text:span> :</text:p>
      <text:p text:style-name="P10"/>
      <text:p text:style-name="P15"><text:span text:style-name="T22">Latence :</text:span><text:span text:style-name="T17"> Décalage de temps entre un stimulus et une réaction.</text:span></text:p>
      <text:p text:style-name="P16"/>
      <text:p text:style-name="P14"><text:span text:style-name="T14">Outil de type catalogue :</text:span><text:span text:style-name="T16"> </text:span><text:span text:style-name="T17">Se présente sous base de données, le catalogue permet d'effectuer des recherches, ou d'ordonné des informations pour les retrouver plus facilement.</text:span></text:p>
      <text:p text:style-name="P10"/>
      <text:p text:style-name="P10"><text:span text:style-name="T5">P</text:span><text:span text:style-name="T4">ériphérique :</text:span> <text:span text:style-name="T14">Ajout matériel à l'ordinateur pour pouvoir lire l</text:span>e<text:span text:style-name="T14">s</text:span> disque<text:span text:style-name="T14">s</text:span>, <text:span text:style-name="T14">les </text:span>disquette<text:span text:style-name="T14">s, etc</text:span>.</text:p>
      <text:p text:style-name="P10"/>
      <text:p text:style-name="P11"><text:span text:style-name="T5">Pits :</text:span><text:span text:style-name="T14"> Cavité dont la longueur vascile entre 0,833 et 3,56 microns et la largeur de 0,6 micron</text:span></text:p>
      <text:p text:style-name="P10"/>
      <text:p text:style-name="P10"><text:span text:style-name="T5">S</text:span><text:span text:style-name="T4">upport d'information :</text:span> <text:span text:style-name="T14">L</text:span>e support d'information est <text:span text:style-name="T14">une clée USB, un CD ou une disquette. À ne pas confondre avec le périphériques.</text:span></text:p>
      <text:p text:style-name="P19">Bibliographie</text:p>
      <text:p text:style-name="P29"><text:a xlink:type="simple" xlink:href="http://www.jeanphilippepernin.net/ressources/1.%20technologie%20informatique/presentations/peripherique%20de%20stockage.pdf"><text:span text:style-name="T23">http://www.jeanphilippepernin.net/ressources/1.%20technologie%20informatique/presentations/peripherique%20de%20stockage.pdf</text:span></text:a></text:p>
      <text:p text:style-name="P26"/>
      <text:p text:style-name="P23"><text:a xlink:type="simple" xlink:href="http://fr.wikipedia.org/wiki/Support_d%27information#Support_de_l.27information"><text:span text:style-name="T24">http://fr.wikipedia.org/wiki/Support_d%27information#Support_de_l.27information</text:span></text:a></text:p>
      <text:p text:style-name="P25"/>
      <text:p text:style-name="P29"><text:a xlink:type="simple" xlink:href="http://www.anael.eu/bts_ig/AMSI/Chapitre_8_-_Les_peripheriques_de_stockage.pdf"><text:span text:style-name="Internet_20_link"><text:span text:style-name="T23">http://www.anael.eu/bts_ig/AMSI/Chapitre_8_-_Les_peripheriques_de_stockage.pdf</text:span></text:span></text:a></text:p>
      <text:p text:style-name="P27"/>
      <text:p text:style-name="P29"><text:a xlink:type="simple" xlink:href="http://www.patrick-roch.com/ingemeca/docs/_Genie_Informatique/Technologies%20des%20composants/P%E9riph%E9riques%20de%20stockage/P%E9riph%E9riques%20de%20stockagemagn%E9tiqueetoptique.PDF"><text:span text:style-name="Internet_20_link"><text:span text:style-name="T23">http://www.patrick-roch.com/ingemeca/docs/_Genie_Informatique/Technologies%20des%20composants/P%E9riph%E9riques%20de%20stockage/P%E9riph%E9riques%20de%20stockage%20magn%E9tique%20et%20optique.PDF</text:span></text:span></text:a></text:p>
      <text:p text:style-name="P29"><text:a xlink:type="simple" xlink:href="http://fr.wikipedia.org/wiki/Disque_dur"><text:span text:style-name="T23"/></text:a></text:p>
      <text:p text:style-name="P29"><text:a xlink:type="simple" xlink:href="http://fr.wikipedia.org/wiki/Disque_dur"><text:span text:style-name="Internet_20_link"><text:span text:style-name="T23">http://fr.wikipedia.org/wiki/Disque_dur</text:span></text:span></text:a></text:p>
      <text:p text:style-name="P29"><text:a xlink:type="simple" xlink:href="http://fr.wikipedia.org/wiki/Solid_State_Drive"><text:span text:style-name="T23"/></text:a></text:p>
      <text:p text:style-name="P29"><text:a xlink:type="simple" xlink:href="http://fr.wikipedia.org/wiki/Solid_State_Drive"><text:span text:style-name="Internet_20_link"><text:span text:style-name="T23">http://fr.wikipedia.org/wiki/Solid_State_Drive</text:span></text:span></text:a></text:p>
      <text:p text:style-name="P27"/>
      <text:p text:style-name="P29"><text:a xlink:type="simple" xlink:href="http://www.storagenewsletter.com/news/disk/history-first-hdd-ibm-ramac-350"><text:span text:style-name="Internet_20_link"><text:span text:style-name="T23">http://www.storagenewsletter.com/news/disk/history-first-hdd-ibm-ramac-350</text:span></text:span></text:a></text:p>
      <text:p text:style-name="P27"/>
      <text:p text:style-name="P29"><text:a xlink:type="simple" xlink:href="http://blog.octo.com/cloud-computing-risques-juridiques/"><text:span text:style-name="Internet_20_link"><text:span text:style-name="T23">http://blog.octo.com/cloud-computing-risques-juridiques/</text:span></text:span></text:a></text:p>
      <text:p text:style-name="P27"/>
      <text:p text:style-name="P29"><text:a xlink:type="simple" xlink:href="http://www.cegid.fr/le-cloud-computingbr2-enjeux-et-points-de-vigilance/r1-3503.aspx"><text:span text:style-name="Internet_20_link"><text:span text:style-name="T23">http://www.cegid.fr/le-cloud-computingbr2-enjeux-et-points-de-vigilance/r1-3503.aspx</text:span></text:span></text:a></text:p>
      <text:p text:style-name="P27"/>
      <text:p text:style-name="P29"><text:a xlink:type="simple" xlink:href="http://www.blogpme.fr/10-inconvenients-du-cloud-computing-pour-les-pme/"><text:span text:style-name="Internet_20_link"><text:span text:style-name="T23">http://www.blogpme.fr/10-inconvenients-du-cloud-computing-pour-les-pme/</text:span></text:span></text:a></text:p>
      <text:p text:style-name="P25"/>
      <text:p text:style-name="P29"><text:a xlink:type="simple" xlink:href="http://www.direccte.gouv.fr/IMG/pdf/Monographie_cloud_computing.pdf"><text:span text:style-name="T23">http://www.direccte.gouv.fr/IMG/pdf/Monographie_cloud_computing.pdf</text:span></text:a></text:p>
      <text:p text:style-name="P27"/>
      <text:p text:style-name="P29"><text:a xlink:type="simple" xlink:href="http://www.wygwam.com/documents/cloud-computing.pdf"><text:span text:style-name="T23">http://www.wygwam.com/documents/cloud-computing.pdf</text:span></text:a></text:p>
      <text:p text:style-name="P27"/>
      <text:p text:style-name="P29"><text:a xlink:type="simple" xlink:href="http://www.cloudmagazine.fr/dotclear/public/livreblanc_cloud_v1.pdf"><text:span text:style-name="T23">http://www.cloudmagazine.fr/dotclear/public/livreblanc_cloud_v1.pdf</text:span></text:a></text:p>
      <text:p text:style-name="P27"/>
      <text:p text:style-name="P29"><text:a xlink:type="simple" xlink:href="http://www.us-cert.gov/sites/default/files/publications/CloudComputingHuthCebula.pdf"><text:span text:style-name="T23">http://www.us-cert.gov/sites/default/files/publications/CloudComputingHuthCebula.pdf</text:span></text:a></text:p>
      <text:p text:style-name="P27"/>
      <text:p text:style-name="P24"><text:a xlink:type="simple" xlink:href="http://www.clusif.asso.fr/fr/production/ouvrages/pdf/clusif-cloud-2010-securite.pdf"><text:span text:style-name="T24">http://www.clusif.asso.fr/fr/production/ouvrages/pdf/clusif-cloud-2010-securite.pdf</text:span></text:a></text:p>
      <text:p text:style-name="P28"/>
      <text:p text:style-name="P24"><text:a xlink:type="simple" xlink:href="http://fr.slideshare.net/innotech_conference/what-is-after-cloud-computing"><text:span text:style-name="T25">http://fr.slideshare.net/innotech_conference/what-is-after-cloud-compu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8</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7T11:41:16</dc:date>
    <dc:creator>Dada </dc:creator>
    <meta:editing-duration>PT6M28S</meta:editing-duration>
    <meta:editing-cycles>7</meta:editing-cycles>
    <meta:document-statistic meta:table-count="0" meta:image-count="0" meta:object-count="0" meta:page-count="18" meta:paragraph-count="80" meta:word-count="4257" meta:character-count="27002" meta:non-whitespace-character-count="22801"/>
  </office:meta>
</office:document-meta>
</file>